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c7cb2" officeooo:paragraph-rsid="000c7cb2"/>
    </style:style>
    <style:style style:name="P3" style:family="paragraph" style:parent-style-name="Standard">
      <style:paragraph-properties fo:text-align="justify" style:justify-single-word="false"/>
      <style:text-properties officeooo:rsid="00111a0e" officeooo:paragraph-rsid="00111a0e"/>
    </style:style>
    <style:style style:name="P4" style:family="paragraph" style:parent-style-name="Standard">
      <style:paragraph-properties fo:text-align="justify" style:justify-single-word="false"/>
      <style:text-properties officeooo:rsid="00111a0e" officeooo:paragraph-rsid="00111a0e"/>
    </style:style>
    <style:style style:name="P5" style:family="paragraph" style:parent-style-name="Standard">
      <style:paragraph-properties fo:text-align="justify" style:justify-single-word="false"/>
      <style:text-properties officeooo:rsid="00113458" officeooo:paragraph-rsid="00113458"/>
    </style:style>
    <style:style style:name="P6" style:family="paragraph" style:parent-style-name="Heading_20_2"/>
    <style:style style:name="T1" style:family="text">
      <style:text-properties officeooo:rsid="00111a0e"/>
    </style:style>
    <style:style style:name="T2" style:family="text">
      <style:text-properties fo:font-weight="bold"/>
    </style:style>
    <style:style style:name="T3" style:family="text">
      <style:text-properties officeooo:rsid="001134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nunciat.</text:span> </text:p>
      <text:p text:style-name="P3"/>
      <text:p text:style-name="P3">Completa el projecte de la botiga amb sessions, <text:span text:style-name="T3">però ara ho has de fer fent servir objectes, serialitza la cistella de la compra dins de la sessió i crea una taula auxiliar en la BBDD dwes per tal de guardar les cistelles dels usuaris que s'han quedat a mitat en el procés de compra.</text:span></text:p>
      <text:p text:style-name="P3"/>
      <text:p text:style-name="P5">Tots els elements que formen part del procés de compra han de ser objectes, analitza quins mètodes màgics de php poden ser útils a l'hora de gestionar les diferents funcionalitats de les entitats que entren en joc.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3458"/>
    </style:style>
    <style:style style:name="MT2" style:family="text">
      <style:text-properties officeooo:rsid="00111a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<text:span text:style-name="MT1">2</text:span> Projecte <text:span text:style-name="MT2">botiga</text:span>. <text:span text:style-name="MT1">(sessions+objectes)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4-11-21T15:23:34.642313872</dc:date>
    <meta:editing-duration>PT1H48M15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97" meta:character-count="553" meta:non-whitespace-character-count="459"/>
  </office:meta>
</office:document-meta>
</file>